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3b3b3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965cm" svg:y1="0.965cm" svg:x2="20.035cm" svg:y2="0.965cm">
          <text:p/>
        </draw:line>
        <draw:line draw:style-name="gr1" draw:text-style-name="P1" draw:layer="layout" svg:x1="0.965cm" svg:y1="28.735cm" svg:x2="0.965cm" svg:y2="0.965cm">
          <text:p/>
        </draw:line>
        <draw:line draw:style-name="gr1" draw:text-style-name="P1" draw:layer="layout" svg:x1="1.454cm" svg:y1="28.735cm" svg:x2="1.454cm" svg:y2="0.965cm">
          <text:p/>
        </draw:line>
        <draw:line draw:style-name="gr1" draw:text-style-name="P1" draw:layer="layout" svg:x1="1.943cm" svg:y1="28.735cm" svg:x2="1.943cm" svg:y2="0.965cm">
          <text:p/>
        </draw:line>
        <draw:line draw:style-name="gr1" draw:text-style-name="P1" draw:layer="layout" svg:x1="2.432cm" svg:y1="28.735cm" svg:x2="2.432cm" svg:y2="0.965cm">
          <text:p/>
        </draw:line>
        <draw:line draw:style-name="gr1" draw:text-style-name="P1" draw:layer="layout" svg:x1="2.921cm" svg:y1="28.735cm" svg:x2="2.921cm" svg:y2="0.965cm">
          <text:p/>
        </draw:line>
        <draw:line draw:style-name="gr1" draw:text-style-name="P1" draw:layer="layout" svg:x1="3.41cm" svg:y1="28.735cm" svg:x2="3.41cm" svg:y2="0.965cm">
          <text:p/>
        </draw:line>
        <draw:line draw:style-name="gr1" draw:text-style-name="P1" draw:layer="layout" svg:x1="3.899cm" svg:y1="28.735cm" svg:x2="3.899cm" svg:y2="0.965cm">
          <text:p/>
        </draw:line>
        <draw:line draw:style-name="gr1" draw:text-style-name="P1" draw:layer="layout" svg:x1="4.388cm" svg:y1="28.735cm" svg:x2="4.388cm" svg:y2="0.965cm">
          <text:p/>
        </draw:line>
        <draw:line draw:style-name="gr1" draw:text-style-name="P1" draw:layer="layout" svg:x1="4.877cm" svg:y1="28.735cm" svg:x2="4.877cm" svg:y2="0.965cm">
          <text:p/>
        </draw:line>
        <draw:line draw:style-name="gr1" draw:text-style-name="P1" draw:layer="layout" svg:x1="5.366cm" svg:y1="28.735cm" svg:x2="5.366cm" svg:y2="0.965cm">
          <text:p/>
        </draw:line>
        <draw:line draw:style-name="gr1" draw:text-style-name="P1" draw:layer="layout" svg:x1="5.855cm" svg:y1="28.735cm" svg:x2="5.855cm" svg:y2="0.965cm">
          <text:p/>
        </draw:line>
        <draw:line draw:style-name="gr1" draw:text-style-name="P1" draw:layer="layout" svg:x1="6.344cm" svg:y1="28.735cm" svg:x2="6.344cm" svg:y2="0.965cm">
          <text:p/>
        </draw:line>
        <draw:line draw:style-name="gr1" draw:text-style-name="P1" draw:layer="layout" svg:x1="6.833cm" svg:y1="28.735cm" svg:x2="6.833cm" svg:y2="0.965cm">
          <text:p/>
        </draw:line>
        <draw:line draw:style-name="gr1" draw:text-style-name="P1" draw:layer="layout" svg:x1="7.322cm" svg:y1="28.735cm" svg:x2="7.322cm" svg:y2="0.965cm">
          <text:p/>
        </draw:line>
        <draw:line draw:style-name="gr1" draw:text-style-name="P1" draw:layer="layout" svg:x1="7.811cm" svg:y1="28.735cm" svg:x2="7.811cm" svg:y2="0.965cm">
          <text:p/>
        </draw:line>
        <draw:line draw:style-name="gr1" draw:text-style-name="P1" draw:layer="layout" svg:x1="8.3cm" svg:y1="28.735cm" svg:x2="8.3cm" svg:y2="0.965cm">
          <text:p/>
        </draw:line>
        <draw:line draw:style-name="gr1" draw:text-style-name="P1" draw:layer="layout" svg:x1="8.789cm" svg:y1="28.735cm" svg:x2="8.789cm" svg:y2="0.965cm">
          <text:p/>
        </draw:line>
        <draw:line draw:style-name="gr1" draw:text-style-name="P1" draw:layer="layout" svg:x1="9.278cm" svg:y1="28.735cm" svg:x2="9.278cm" svg:y2="0.965cm">
          <text:p/>
        </draw:line>
        <draw:line draw:style-name="gr1" draw:text-style-name="P1" draw:layer="layout" svg:x1="9.767cm" svg:y1="28.735cm" svg:x2="9.767cm" svg:y2="0.965cm">
          <text:p/>
        </draw:line>
        <draw:line draw:style-name="gr1" draw:text-style-name="P1" draw:layer="layout" svg:x1="10.256cm" svg:y1="28.735cm" svg:x2="10.256cm" svg:y2="0.965cm">
          <text:p/>
        </draw:line>
        <draw:line draw:style-name="gr1" draw:text-style-name="P1" draw:layer="layout" svg:x1="10.744cm" svg:y1="28.735cm" svg:x2="10.744cm" svg:y2="0.965cm">
          <text:p/>
        </draw:line>
        <draw:line draw:style-name="gr1" draw:text-style-name="P1" draw:layer="layout" svg:x1="11.233cm" svg:y1="28.735cm" svg:x2="11.233cm" svg:y2="0.965cm">
          <text:p/>
        </draw:line>
        <draw:line draw:style-name="gr1" draw:text-style-name="P1" draw:layer="layout" svg:x1="11.722cm" svg:y1="28.735cm" svg:x2="11.722cm" svg:y2="0.965cm">
          <text:p/>
        </draw:line>
        <draw:line draw:style-name="gr1" draw:text-style-name="P1" draw:layer="layout" svg:x1="12.211cm" svg:y1="28.735cm" svg:x2="12.211cm" svg:y2="0.965cm">
          <text:p/>
        </draw:line>
        <draw:line draw:style-name="gr1" draw:text-style-name="P1" draw:layer="layout" svg:x1="12.7cm" svg:y1="28.735cm" svg:x2="12.7cm" svg:y2="0.965cm">
          <text:p/>
        </draw:line>
        <draw:line draw:style-name="gr1" draw:text-style-name="P1" draw:layer="layout" svg:x1="13.189cm" svg:y1="28.735cm" svg:x2="13.189cm" svg:y2="0.965cm">
          <text:p/>
        </draw:line>
        <draw:line draw:style-name="gr1" draw:text-style-name="P1" draw:layer="layout" svg:x1="13.678cm" svg:y1="28.735cm" svg:x2="13.678cm" svg:y2="0.965cm">
          <text:p/>
        </draw:line>
        <draw:line draw:style-name="gr1" draw:text-style-name="P1" draw:layer="layout" svg:x1="14.167cm" svg:y1="28.735cm" svg:x2="14.167cm" svg:y2="0.965cm">
          <text:p/>
        </draw:line>
        <draw:line draw:style-name="gr1" draw:text-style-name="P1" draw:layer="layout" svg:x1="14.656cm" svg:y1="28.735cm" svg:x2="14.656cm" svg:y2="0.965cm">
          <text:p/>
        </draw:line>
        <draw:line draw:style-name="gr1" draw:text-style-name="P1" draw:layer="layout" svg:x1="15.145cm" svg:y1="28.735cm" svg:x2="15.145cm" svg:y2="0.965cm">
          <text:p/>
        </draw:line>
        <draw:line draw:style-name="gr1" draw:text-style-name="P1" draw:layer="layout" svg:x1="15.634cm" svg:y1="28.735cm" svg:x2="15.634cm" svg:y2="0.965cm">
          <text:p/>
        </draw:line>
        <draw:line draw:style-name="gr1" draw:text-style-name="P1" draw:layer="layout" svg:x1="16.123cm" svg:y1="28.735cm" svg:x2="16.123cm" svg:y2="0.965cm">
          <text:p/>
        </draw:line>
        <draw:line draw:style-name="gr1" draw:text-style-name="P1" draw:layer="layout" svg:x1="16.612cm" svg:y1="28.735cm" svg:x2="16.612cm" svg:y2="0.965cm">
          <text:p/>
        </draw:line>
        <draw:line draw:style-name="gr1" draw:text-style-name="P1" draw:layer="layout" svg:x1="17.101cm" svg:y1="28.735cm" svg:x2="17.101cm" svg:y2="0.965cm">
          <text:p/>
        </draw:line>
        <draw:line draw:style-name="gr1" draw:text-style-name="P1" draw:layer="layout" svg:x1="17.59cm" svg:y1="28.735cm" svg:x2="17.59cm" svg:y2="0.965cm">
          <text:p/>
        </draw:line>
        <draw:line draw:style-name="gr1" draw:text-style-name="P1" draw:layer="layout" svg:x1="18.079cm" svg:y1="28.735cm" svg:x2="18.079cm" svg:y2="0.965cm">
          <text:p/>
        </draw:line>
        <draw:line draw:style-name="gr1" draw:text-style-name="P1" draw:layer="layout" svg:x1="18.568cm" svg:y1="28.735cm" svg:x2="18.568cm" svg:y2="0.965cm">
          <text:p/>
        </draw:line>
        <draw:line draw:style-name="gr1" draw:text-style-name="P1" draw:layer="layout" svg:x1="19.057cm" svg:y1="28.735cm" svg:x2="19.057cm" svg:y2="0.965cm">
          <text:p/>
        </draw:line>
        <draw:line draw:style-name="gr1" draw:text-style-name="P1" draw:layer="layout" svg:x1="19.546cm" svg:y1="28.735cm" svg:x2="19.546cm" svg:y2="0.965cm">
          <text:p/>
        </draw:line>
        <draw:line draw:style-name="gr1" draw:text-style-name="P1" draw:layer="layout" svg:x1="20.035cm" svg:y1="28.735cm" svg:x2="20.035cm" svg:y2="0.965cm">
          <text:p/>
        </draw:line>
        <draw:line draw:style-name="gr1" draw:text-style-name="P1" draw:layer="layout" svg:x1="0.965cm" svg:y1="1.51cm" svg:x2="20.035cm" svg:y2="1.51cm">
          <text:p/>
        </draw:line>
        <draw:line draw:style-name="gr1" draw:text-style-name="P1" draw:layer="layout" svg:x1="0.965cm" svg:y1="2.054cm" svg:x2="20.035cm" svg:y2="2.054cm">
          <text:p/>
        </draw:line>
        <draw:line draw:style-name="gr1" draw:text-style-name="P1" draw:layer="layout" svg:x1="0.965cm" svg:y1="2.599cm" svg:x2="20.035cm" svg:y2="2.599cm">
          <text:p/>
        </draw:line>
        <draw:line draw:style-name="gr1" draw:text-style-name="P1" draw:layer="layout" svg:x1="0.965cm" svg:y1="3.143cm" svg:x2="20.035cm" svg:y2="3.143cm">
          <text:p/>
        </draw:line>
        <draw:line draw:style-name="gr1" draw:text-style-name="P1" draw:layer="layout" svg:x1="0.965cm" svg:y1="3.688cm" svg:x2="20.035cm" svg:y2="3.688cm">
          <text:p/>
        </draw:line>
        <draw:line draw:style-name="gr1" draw:text-style-name="P1" draw:layer="layout" svg:x1="0.965cm" svg:y1="4.232cm" svg:x2="20.035cm" svg:y2="4.232cm">
          <text:p/>
        </draw:line>
        <draw:line draw:style-name="gr1" draw:text-style-name="P1" draw:layer="layout" svg:x1="0.965cm" svg:y1="4.777cm" svg:x2="20.035cm" svg:y2="4.777cm">
          <text:p/>
        </draw:line>
        <draw:line draw:style-name="gr1" draw:text-style-name="P1" draw:layer="layout" svg:x1="0.965cm" svg:y1="5.321cm" svg:x2="20.035cm" svg:y2="5.321cm">
          <text:p/>
        </draw:line>
        <draw:line draw:style-name="gr1" draw:text-style-name="P1" draw:layer="layout" svg:x1="0.965cm" svg:y1="5.866cm" svg:x2="20.035cm" svg:y2="5.866cm">
          <text:p/>
        </draw:line>
        <draw:line draw:style-name="gr1" draw:text-style-name="P1" draw:layer="layout" svg:x1="0.965cm" svg:y1="6.41cm" svg:x2="20.035cm" svg:y2="6.41cm">
          <text:p/>
        </draw:line>
        <draw:line draw:style-name="gr1" draw:text-style-name="P1" draw:layer="layout" svg:x1="0.965cm" svg:y1="6.955cm" svg:x2="20.035cm" svg:y2="6.955cm">
          <text:p/>
        </draw:line>
        <draw:line draw:style-name="gr1" draw:text-style-name="P1" draw:layer="layout" svg:x1="0.965cm" svg:y1="7.499cm" svg:x2="20.035cm" svg:y2="7.499cm">
          <text:p/>
        </draw:line>
        <draw:line draw:style-name="gr1" draw:text-style-name="P1" draw:layer="layout" svg:x1="0.965cm" svg:y1="8.044cm" svg:x2="20.035cm" svg:y2="8.044cm">
          <text:p/>
        </draw:line>
        <draw:line draw:style-name="gr1" draw:text-style-name="P1" draw:layer="layout" svg:x1="0.965cm" svg:y1="8.588cm" svg:x2="20.035cm" svg:y2="8.588cm">
          <text:p/>
        </draw:line>
        <draw:line draw:style-name="gr1" draw:text-style-name="P1" draw:layer="layout" svg:x1="0.965cm" svg:y1="9.133cm" svg:x2="20.035cm" svg:y2="9.133cm">
          <text:p/>
        </draw:line>
        <draw:line draw:style-name="gr1" draw:text-style-name="P1" draw:layer="layout" svg:x1="0.965cm" svg:y1="9.677cm" svg:x2="20.035cm" svg:y2="9.677cm">
          <text:p/>
        </draw:line>
        <draw:line draw:style-name="gr1" draw:text-style-name="P1" draw:layer="layout" svg:x1="0.965cm" svg:y1="10.222cm" svg:x2="20.035cm" svg:y2="10.222cm">
          <text:p/>
        </draw:line>
        <draw:line draw:style-name="gr1" draw:text-style-name="P1" draw:layer="layout" svg:x1="0.965cm" svg:y1="10.766cm" svg:x2="20.035cm" svg:y2="10.766cm">
          <text:p/>
        </draw:line>
        <draw:line draw:style-name="gr1" draw:text-style-name="P1" draw:layer="layout" svg:x1="0.965cm" svg:y1="11.311cm" svg:x2="20.035cm" svg:y2="11.311cm">
          <text:p/>
        </draw:line>
        <draw:line draw:style-name="gr1" draw:text-style-name="P1" draw:layer="layout" svg:x1="0.965cm" svg:y1="11.855cm" svg:x2="20.035cm" svg:y2="11.855cm">
          <text:p/>
        </draw:line>
        <draw:line draw:style-name="gr1" draw:text-style-name="P1" draw:layer="layout" svg:x1="0.965cm" svg:y1="12.4cm" svg:x2="20.035cm" svg:y2="12.4cm">
          <text:p/>
        </draw:line>
        <draw:line draw:style-name="gr1" draw:text-style-name="P1" draw:layer="layout" svg:x1="0.965cm" svg:y1="12.944cm" svg:x2="20.035cm" svg:y2="12.944cm">
          <text:p/>
        </draw:line>
        <draw:line draw:style-name="gr1" draw:text-style-name="P1" draw:layer="layout" svg:x1="0.965cm" svg:y1="13.489cm" svg:x2="20.035cm" svg:y2="13.489cm">
          <text:p/>
        </draw:line>
        <draw:line draw:style-name="gr1" draw:text-style-name="P1" draw:layer="layout" svg:x1="0.965cm" svg:y1="14.033cm" svg:x2="20.035cm" svg:y2="14.033cm">
          <text:p/>
        </draw:line>
        <draw:line draw:style-name="gr1" draw:text-style-name="P1" draw:layer="layout" svg:x1="0.965cm" svg:y1="14.578cm" svg:x2="20.035cm" svg:y2="14.578cm">
          <text:p/>
        </draw:line>
        <draw:line draw:style-name="gr1" draw:text-style-name="P1" draw:layer="layout" svg:x1="0.965cm" svg:y1="15.122cm" svg:x2="20.035cm" svg:y2="15.122cm">
          <text:p/>
        </draw:line>
        <draw:line draw:style-name="gr1" draw:text-style-name="P1" draw:layer="layout" svg:x1="0.965cm" svg:y1="15.667cm" svg:x2="20.035cm" svg:y2="15.667cm">
          <text:p/>
        </draw:line>
        <draw:line draw:style-name="gr1" draw:text-style-name="P1" draw:layer="layout" svg:x1="0.965cm" svg:y1="16.211cm" svg:x2="20.035cm" svg:y2="16.211cm">
          <text:p/>
        </draw:line>
        <draw:line draw:style-name="gr1" draw:text-style-name="P1" draw:layer="layout" svg:x1="0.965cm" svg:y1="16.756cm" svg:x2="20.035cm" svg:y2="16.756cm">
          <text:p/>
        </draw:line>
        <draw:line draw:style-name="gr1" draw:text-style-name="P1" draw:layer="layout" svg:x1="0.965cm" svg:y1="17.3cm" svg:x2="20.035cm" svg:y2="17.3cm">
          <text:p/>
        </draw:line>
        <draw:line draw:style-name="gr1" draw:text-style-name="P1" draw:layer="layout" svg:x1="0.965cm" svg:y1="17.845cm" svg:x2="20.035cm" svg:y2="17.845cm">
          <text:p/>
        </draw:line>
        <draw:line draw:style-name="gr1" draw:text-style-name="P1" draw:layer="layout" svg:x1="0.965cm" svg:y1="18.389cm" svg:x2="20.035cm" svg:y2="18.389cm">
          <text:p/>
        </draw:line>
        <draw:line draw:style-name="gr1" draw:text-style-name="P1" draw:layer="layout" svg:x1="0.965cm" svg:y1="18.934cm" svg:x2="20.035cm" svg:y2="18.934cm">
          <text:p/>
        </draw:line>
        <draw:line draw:style-name="gr1" draw:text-style-name="P1" draw:layer="layout" svg:x1="0.965cm" svg:y1="19.478cm" svg:x2="20.035cm" svg:y2="19.478cm">
          <text:p/>
        </draw:line>
        <draw:line draw:style-name="gr1" draw:text-style-name="P1" draw:layer="layout" svg:x1="0.965cm" svg:y1="20.023cm" svg:x2="20.035cm" svg:y2="20.023cm">
          <text:p/>
        </draw:line>
        <draw:line draw:style-name="gr1" draw:text-style-name="P1" draw:layer="layout" svg:x1="0.965cm" svg:y1="20.567cm" svg:x2="20.035cm" svg:y2="20.567cm">
          <text:p/>
        </draw:line>
        <draw:line draw:style-name="gr1" draw:text-style-name="P1" draw:layer="layout" svg:x1="0.965cm" svg:y1="21.112cm" svg:x2="20.035cm" svg:y2="21.112cm">
          <text:p/>
        </draw:line>
        <draw:line draw:style-name="gr1" draw:text-style-name="P1" draw:layer="layout" svg:x1="0.965cm" svg:y1="21.656cm" svg:x2="20.035cm" svg:y2="21.656cm">
          <text:p/>
        </draw:line>
        <draw:line draw:style-name="gr1" draw:text-style-name="P1" draw:layer="layout" svg:x1="0.965cm" svg:y1="22.201cm" svg:x2="20.035cm" svg:y2="22.201cm">
          <text:p/>
        </draw:line>
        <draw:line draw:style-name="gr1" draw:text-style-name="P1" draw:layer="layout" svg:x1="0.965cm" svg:y1="22.745cm" svg:x2="20.035cm" svg:y2="22.745cm">
          <text:p/>
        </draw:line>
        <draw:line draw:style-name="gr1" draw:text-style-name="P1" draw:layer="layout" svg:x1="0.965cm" svg:y1="23.29cm" svg:x2="20.035cm" svg:y2="23.29cm">
          <text:p/>
        </draw:line>
        <draw:line draw:style-name="gr1" draw:text-style-name="P1" draw:layer="layout" svg:x1="0.965cm" svg:y1="23.834cm" svg:x2="20.035cm" svg:y2="23.834cm">
          <text:p/>
        </draw:line>
        <draw:line draw:style-name="gr1" draw:text-style-name="P1" draw:layer="layout" svg:x1="0.965cm" svg:y1="24.379cm" svg:x2="20.035cm" svg:y2="24.379cm">
          <text:p/>
        </draw:line>
        <draw:line draw:style-name="gr1" draw:text-style-name="P1" draw:layer="layout" svg:x1="0.965cm" svg:y1="24.923cm" svg:x2="20.035cm" svg:y2="24.923cm">
          <text:p/>
        </draw:line>
        <draw:line draw:style-name="gr1" draw:text-style-name="P1" draw:layer="layout" svg:x1="0.965cm" svg:y1="25.468cm" svg:x2="20.035cm" svg:y2="25.468cm">
          <text:p/>
        </draw:line>
        <draw:line draw:style-name="gr1" draw:text-style-name="P1" draw:layer="layout" svg:x1="0.965cm" svg:y1="26.012cm" svg:x2="20.035cm" svg:y2="26.012cm">
          <text:p/>
        </draw:line>
        <draw:line draw:style-name="gr1" draw:text-style-name="P1" draw:layer="layout" svg:x1="0.965cm" svg:y1="26.557cm" svg:x2="20.035cm" svg:y2="26.557cm">
          <text:p/>
        </draw:line>
        <draw:line draw:style-name="gr1" draw:text-style-name="P1" draw:layer="layout" svg:x1="0.965cm" svg:y1="27.101cm" svg:x2="20.035cm" svg:y2="27.101cm">
          <text:p/>
        </draw:line>
        <draw:line draw:style-name="gr1" draw:text-style-name="P1" draw:layer="layout" svg:x1="0.965cm" svg:y1="27.646cm" svg:x2="20.035cm" svg:y2="27.646cm">
          <text:p/>
        </draw:line>
        <draw:line draw:style-name="gr1" draw:text-style-name="P1" draw:layer="layout" svg:x1="0.965cm" svg:y1="28.19cm" svg:x2="20.035cm" svg:y2="28.19cm">
          <text:p/>
        </draw:line>
        <draw:line draw:style-name="gr1" draw:text-style-name="P1" draw:layer="layout" svg:x1="0.965cm" svg:y1="28.735cm" svg:x2="20.035cm" svg:y2="28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65cm" fo:margin-bottom="0.965cm" fo:margin-left="0.965cm" fo:margin-right="0.9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08T23:20:13</meta:creation-date>
    <dc:date>2014-05-15T01:58:16.677000000</dc:date>
    <meta:editing-duration>PT00H15M42S</meta:editing-duration>
    <meta:editing-cycles>2</meta:editing-cycles>
    <meta:generator>LibreOffice/4.1.5.3$Windows_x86 LibreOffice_project/1c1366bba2ba2b554cd2ca4d87c06da81c05d24</meta:generator>
    <dc:creator>Andy Brandt</dc:creator>
    <meta:document-statistic meta:object-count="92"/>
  </office:meta>
</office:document-meta>
</file>